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.35cm" fo:min-width="0.14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  <style:paragraph-properties style:writing-mode="lr-tb"/>
    </style:style>
    <style:style style:name="gr5" style:family="graphic" style:parent-style-name="objectwithoutfill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font-size="44pt" fo:font-style="italic" style:font-size-asian="44pt" style:font-style-asian="italic" style:font-size-complex="44pt" style:font-style-complex="italic"/>
    </style:style>
    <style:style style:name="P3" style:family="paragraph">
      <loext:graphic-properties draw:fill="none" draw:fill-color="#ffffff"/>
      <style:text-properties fo:font-size="44pt" fo:font-style="italic" style:font-size-asian="44pt" style:font-style-asian="italic" style:font-size-complex="44pt" style:font-style-complex="italic"/>
    </style:style>
    <style:style style:name="P4" style:family="paragraph">
      <style:text-properties fo:font-size="36pt" fo:font-style="italic" style:font-size-asian="36pt" style:font-style-asian="italic" style:font-size-complex="36pt" style:font-style-complex="italic"/>
    </style:style>
    <style:style style:name="P5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6" style:family="paragraph">
      <style:text-properties fo:font-size="18pt" fo:font-style="normal" style:font-size-asian="18pt" style:font-style-asian="normal" style:font-size-complex="18pt" style:font-style-complex="normal"/>
    </style:style>
    <style:style style:name="P7" style:family="paragraph">
      <loext:graphic-properties draw:fill="none" draw:fill-color="#ffffff"/>
      <style:text-properties fo:font-size="18pt" fo:font-style="normal" style:font-size-asian="18pt" style:font-style-asian="normal" style:font-size-complex="18pt" style:font-style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86cm" svg:height="5.257cm" svg:x="0.5cm" svg:y="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286cm" svg:height="5.257cm" svg:x="26.214cm" svg:y="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1.429cm" svg:height="1.987cm" svg:x="13.071cm" svg:y="13.5cm">
          <draw:text-box>
            <text:p text:style-name="P2"><text:span text:style-name="T1">?</text:span></text:p>
          </draw:text-box>
        </draw:frame>
        <draw:frame draw:style-name="gr3" draw:text-style-name="P5" draw:layer="layout" svg:width="2.571cm" svg:height="1.673cm" svg:x="12.372cm" svg:y="1.837cm">
          <draw:text-box>
            <text:p text:style-name="P4"><text:span text:style-name="T2">J</text:span></text:p>
          </draw:text-box>
        </draw:frame>
        <draw:frame draw:style-name="gr4" draw:text-style-name="P7" draw:layer="layout" svg:width="3.857cm" svg:height="0.969cm" svg:x="13cm" svg:y="2.541cm">
          <draw:text-box>
            <text:p text:style-name="P6"><text:span text:style-name="T3">1,2</text:span></text:p>
          </draw:text-box>
        </draw:frame>
        <draw:line draw:style-name="gr5" draw:text-style-name="P8" draw:layer="layout" svg:x1="1.786cm" svg:y1="6.508cm" svg:x2="12.5cm" svg:y2="13.5cm">
          <text:p/>
        </draw:line>
        <draw:line draw:style-name="gr5" draw:text-style-name="P8" draw:layer="layout" svg:x1="26.214cm" svg:y1="6.508cm" svg:x2="15cm" svg:y2="13.5cm">
          <text:p/>
        </draw:line>
        <draw:line draw:style-name="gr5" draw:text-style-name="P8" draw:layer="layout" svg:x1="3.071cm" svg:y1="3.504cm" svg:x2="24.928cm" svg:y2="3.504cm">
          <text:p/>
        </draw:line>
        <draw:frame draw:style-name="gr3" draw:text-style-name="P5" draw:layer="layout" svg:width="2.571cm" svg:height="1.673cm" svg:x="5cm" svg:y="9.327cm">
          <draw:text-box>
            <text:p text:style-name="P4"><text:span text:style-name="T2">J</text:span></text:p>
          </draw:text-box>
        </draw:frame>
        <draw:frame draw:style-name="gr4" draw:text-style-name="P7" draw:layer="layout" svg:width="3.857cm" svg:height="0.969cm" svg:x="5.628cm" svg:y="10.031cm">
          <draw:text-box>
            <text:p text:style-name="P6"><text:span text:style-name="T3">1</text:span><text:span text:style-name="T3">,</text:span><text:span text:style-name="T3">3</text:span></text:p>
          </draw:text-box>
        </draw:frame>
        <draw:frame draw:style-name="gr3" draw:text-style-name="P5" draw:layer="layout" svg:width="2.571cm" svg:height="1.673cm" svg:x="21.5cm" svg:y="9.333cm">
          <draw:text-box>
            <text:p text:style-name="P4"><text:span text:style-name="T2">J</text:span></text:p>
          </draw:text-box>
        </draw:frame>
        <draw:frame draw:style-name="gr4" draw:text-style-name="P7" draw:layer="layout" svg:width="3.857cm" svg:height="0.969cm" svg:x="22.128cm" svg:y="10.031cm">
          <draw:text-box>
            <text:p text:style-name="P6"><text:span text:style-name="T3">2,3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1T11:24:46.189822818</meta:creation-date>
    <dc:date>2024-08-11T13:53:07.525781810</dc:date>
    <meta:editing-duration>PT1H56M48S</meta:editing-duration>
    <meta:editing-cycles>1</meta:editing-cycles>
    <meta:document-statistic meta:object-count="35"/>
    <meta:generator>LibreOffice/7.3.7.2$Linux_X86_64 LibreOffice_project/30$Build-2</meta:generator>
  </office:meta>
</office:document-meta>
</file>